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C0000003F737B90CCC42894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5" style:family="paragraph" style:parent-style-name="Footer">
      <style:text-properties officeooo:rsid="000bdb21" officeooo:paragraph-rsid="000bdb21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5c0b2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4.4571in" svg:y="-0.3126in" svg:width="2.4575in" svg:height="0.6563in" draw:z-index="0"><draw:image xlink:href="Pictures/10000201000000EC0000003F737B90CCC4289476.png" xlink:type="simple" xlink:show="embed" xlink:actuate="onLoad"/></draw:frame>BORNHACK</text:p>
      <text:p text:style-name="P2"/>
      <text:p text:style-name="P2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size="16pt" fo:font-weight="bold" officeooo:rsid="0015c0b2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ornHack 201</text:span><text:span text:style-name="MT2">8</text:span><text:span text:style-name="MT1">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8-08-16T12:36:48.234706379</dc:date>
    <meta:editing-duration>PT18M17S</meta:editing-duration>
    <meta:editing-cycles>9</meta:editing-cycles>
    <meta:generator>LibreOffice/5.2.7.2$Linux_X86_64 LibreOffice_project/20m0$Build-2</meta:generator>
    <meta:document-statistic meta:table-count="0" meta:image-count="1" meta:object-count="0" meta:page-count="1" meta:paragraph-count="2" meta:word-count="8" meta:character-count="71" meta:non-whitespace-character-count="63"/>
  </office:meta>
</office:document-meta>
</file>